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 New Roman" officeooo:rsid="00227b34" officeooo:paragraph-rsid="00227b34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officeooo:rsid="0029c0c2" officeooo:paragraph-rsid="0029c0c2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officeooo:rsid="002a90dc" officeooo:paragraph-rsid="002a90dc"/>
    </style:style>
    <style:style style:name="P4" style:family="paragraph" style:parent-style-name="Standard">
      <style:paragraph-properties fo:text-align="justify" style:justify-single-word="false"/>
      <style:text-properties fo:color="#3465a4" style:font-name="Times New Roman" officeooo:rsid="0020aebd" officeooo:paragraph-rsid="0020aebd"/>
    </style:style>
    <style:style style:name="P5" style:family="paragraph" style:parent-style-name="Standard">
      <style:paragraph-properties fo:text-align="justify" style:justify-single-word="false"/>
      <style:text-properties fo:color="#3465a4" style:font-name="Times New Roman" officeooo:rsid="00227b34" officeooo:paragraph-rsid="00227b34"/>
    </style:style>
    <style:style style:name="P6" style:family="paragraph" style:parent-style-name="Standard">
      <style:paragraph-properties fo:text-align="justify" style:justify-single-word="false"/>
      <style:text-properties fo:color="#55308d" style:font-name="Times New Roman" officeooo:rsid="0020aebd" officeooo:paragraph-rsid="0020aebd"/>
    </style:style>
    <style:style style:name="P7" style:family="paragraph" style:parent-style-name="Standard">
      <style:paragraph-properties fo:text-align="justify" style:justify-single-word="false"/>
      <style:text-properties fo:color="#55308d" style:font-name="Times New Roman" officeooo:rsid="00227b34" officeooo:paragraph-rsid="00227b34"/>
    </style:style>
    <style:style style:name="P8" style:family="paragraph" style:parent-style-name="Standard">
      <style:paragraph-properties fo:text-align="justify" style:justify-single-word="false"/>
      <style:text-properties fo:color="#55308d" style:font-name="Times New Roman" officeooo:rsid="00227b34" officeooo:paragraph-rsid="0025c722"/>
    </style:style>
    <style:style style:name="P9" style:family="paragraph" style:parent-style-name="Standard">
      <style:paragraph-properties fo:text-align="justify" style:justify-single-word="false"/>
      <style:text-properties fo:color="#355269" style:font-name="Times New Roman" officeooo:rsid="0020aebd" officeooo:paragraph-rsid="0020aebd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fb833" officeooo:paragraph-rsid="001fb833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20aebd" officeooo:paragraph-rsid="0020aebd"/>
    </style:style>
    <style:style style:name="P12" style:family="paragraph" style:parent-style-name="Standard">
      <style:paragraph-properties fo:text-align="justify" style:justify-single-word="false"/>
      <style:text-properties fo:color="#2a6099" style:font-name="Times New Roman" officeooo:rsid="00282dcd" officeooo:paragraph-rsid="00282dcd"/>
    </style:style>
    <style:style style:name="P13" style:family="paragraph" style:parent-style-name="Standard">
      <style:paragraph-properties fo:text-align="justify" style:justify-single-word="false"/>
      <style:text-properties fo:color="#2a6099" style:font-name="Times New Roman" officeooo:rsid="0029c0c2" officeooo:paragraph-rsid="0029c0c2"/>
    </style:style>
    <style:style style:name="P14" style:family="paragraph" style:parent-style-name="Standard">
      <style:paragraph-properties fo:text-align="justify" style:justify-single-word="false"/>
      <style:text-properties fo:color="#2a6099" style:font-name="Times New Roman" officeooo:rsid="002a90dc" officeooo:paragraph-rsid="002a90dc"/>
    </style:style>
    <style:style style:name="T1" style:family="text">
      <style:text-properties fo:color="#55308d"/>
    </style:style>
    <style:style style:name="T2" style:family="text">
      <style:text-properties fo:color="#3465a4"/>
    </style:style>
    <style:style style:name="T3" style:family="text">
      <style:text-properties officeooo:rsid="00227b34"/>
    </style:style>
    <style:style style:name="T4" style:family="text">
      <style:text-properties officeooo:rsid="0025c722"/>
    </style:style>
    <style:style style:name="T5" style:family="text">
      <style:text-properties officeooo:rsid="00282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se of cap.02 Haskell book</text:p>
      <text:p text:style-name="P10">Exercises</text:p>
      <text:p text:style-name="P10"><text:span text:style-name="T1">1.</text:span>Read them carefully and decide if the parentheses change the results of the function.Check your work in ghci</text:p>
      <text:p text:style-name="P10"><text:span text:style-name="T2">a) 8 + 7 * 9</text:span> </text:p>
      <text:p text:style-name="P4">b) (8+7)*9</text:p>
      <text:p text:style-name="P11">O resultado muda entre eles pois os parenteses mudam a predencencia,o resultado da a): 71.<text:span text:style-name="T4">O </text:span>resultado do b) <text:span text:style-name="T4">é </text:span><text:s/>135.</text:p>
      <text:p text:style-name="P6">2.”</text:p>
      <text:p text:style-name="P4">a) periment<text:span text:style-name="T3">er</text:span> x y = (x * 2) + (x * 2)</text:p>
      <text:p text:style-name="P9">b) periment<text:span text:style-name="T3">er</text:span> x y = x * 2 + x * 2</text:p>
      <text:p text:style-name="P1">O resultado nao muda entre eles pois os parenteses nao alteram a pre<text:span text:style-name="T4">ceden</text:span>c<text:span text:style-name="T4">e</text:span> pois a multiplicaçao tem um predence maior que a soma logo os parenteses nao mudam a ordem,o resultado usando x <text:span text:style-name="T4">=</text:span> 2 e y <text:span text:style-name="T4">=</text:span> 1</text:p>
      <text:p text:style-name="P1">para ambos e 6.</text:p>
      <text:p text:style-name="P7">3.”</text:p>
      <text:p text:style-name="P5">a)f x = x / 2+9</text:p>
      <text:p text:style-name="P5">b)f x = x / (2+9)</text:p>
      <text:p text:style-name="P1">O resulta muda entre eles pois os parenteses alteram a “pre<text:span text:style-name="T4">cedence”,</text:span>pois a divisao tem “pre<text:span text:style-name="T4">ce</text:span>dence” maior que a soma,o resultado usando x <text:span text:style-name="T4">=</text:span> 3 para a): 10.5 e o resultado usando x <text:span text:style-name="T4">=</text:span> 3 para b): aproximadamente <text:s/>0.27.</text:p>
      <text:p text:style-name="P8"><text:span text:style-name="T4">4</text:span>.<text:span text:style-name="T5">rewrite the expressions that is followed</text:span></text:p>
      <text:p text:style-name="P12">a)let area x = 3. 14 * (x * x)</text:p>
      <text:p text:style-name="P2">In this expession the error is that have an space between the dot and the number one.The correct is:</text:p>
      <text:p text:style-name="P2">let area x= 3.13 * (x*x)</text:p>
      <text:p text:style-name="P13">b)let double x = b * 2</text:p>
      <text:p text:style-name="P2">The error is that the variable b isn’t defined in anywhere,and probably the b is used in the place of x.The corect is:</text:p>
      <text:p text:style-name="P2">let double x = x*2</text:p>
      <text:p text:style-name="P14">c)x = 7</text:p>
      <text:p text:style-name="P14"><text:s text:c="4"/>y = 10</text:p>
      <text:p text:style-name="P14"><text:s text:c="3"/>f = x + y</text:p>
      <text:p text:style-name="P3">The error is <text:s/>that the variable y is idented,and this meaning that he is in another scope then f is not evalueted.The correct is:</text:p>
      <text:p text:style-name="P3">x = 7</text:p>
      <text:p text:style-name="P3">y = 10</text:p>
      <text:p text:style-name="P3">f = x+y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6T21:34:25.547206585</meta:creation-date>
    <dc:date>2020-01-11T21:16:28.812623635</dc:date>
    <meta:editing-duration>PT6M5S</meta:editing-duration>
    <meta:editing-cycles>2</meta:editing-cycles>
    <meta:generator>LibreOffice/6.3.4.2.0$Linux_X86_64 LibreOffice_project/30$Build-2</meta:generator>
    <meta:document-statistic meta:table-count="0" meta:image-count="0" meta:object-count="0" meta:page-count="1" meta:paragraph-count="29" meta:word-count="291" meta:character-count="1354" meta:non-whitespace-character-count="1081"/>
  </office:meta>
</office:document-meta>
</file>